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3a328" officeooo:paragraph-rsid="0013a328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4ed53" officeooo:paragraph-rsid="0014ed53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18pt" fo:font-weight="bold" officeooo:rsid="0013a328" officeooo:paragraph-rsid="0013a328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ed53" officeooo:paragraph-rsid="0014ed53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62d9d" officeooo:paragraph-rsid="00162d9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13a328" officeooo:paragraph-rsid="0013a328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text-properties fo:font-size="18pt" fo:font-weight="normal" officeooo:rsid="0013a328" officeooo:paragraph-rsid="0013a328" style:font-size-asian="15.75pt" style:font-weight-asian="normal" style:font-size-complex="18pt" style:font-weight-complex="normal"/>
    </style:style>
    <style:style style:name="P8" style:family="paragraph" style:parent-style-name="Standard" style:list-style-name="L2">
      <style:text-properties fo:font-size="18pt" fo:font-weight="normal" officeooo:rsid="0013a328" officeooo:paragraph-rsid="0013a328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4ed53" officeooo:paragraph-rsid="0014ed53" style:font-size-asian="15.75pt" style:font-weight-asian="normal" style:font-size-complex="18pt" style:font-weight-complex="normal"/>
    </style:style>
    <style:style style:name="P10" style:family="paragraph" style:parent-style-name="Standard" style:list-style-name="L3">
      <style:text-properties fo:font-size="18pt" fo:font-weight="normal" officeooo:rsid="00162d9d" officeooo:paragraph-rsid="00162d9d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162d9d" officeooo:paragraph-rsid="00162d9d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17f446" officeooo:paragraph-rsid="0017f446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18232c" officeooo:paragraph-rsid="0018232c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22pt" fo:font-weight="bold" officeooo:rsid="0018232c" officeooo:paragraph-rsid="0018232c" style:font-size-asian="19.25pt" style:font-weight-asian="bold" style:font-size-complex="22pt" style:font-weight-complex="bold"/>
    </style:style>
    <style:style style:name="P15" style:family="paragraph" style:parent-style-name="Standard">
      <style:text-properties fo:font-size="22pt" fo:font-weight="bold" officeooo:rsid="00194dce" officeooo:paragraph-rsid="00194dce" style:font-size-asian="19.25pt" style:font-weight-asian="bold" style:font-size-complex="22pt" style:font-weight-complex="bold"/>
    </style:style>
    <style:style style:name="P16" style:family="paragraph" style:parent-style-name="Standard">
      <style:text-properties fo:font-size="22pt" fo:font-weight="bold" officeooo:rsid="001c8b4e" officeooo:paragraph-rsid="001c8b4e" style:font-size-asian="19.25pt" style:font-weight-asian="bold" style:font-size-complex="22pt" style:font-weight-complex="bold"/>
    </style:style>
    <style:style style:name="P17" style:family="paragraph" style:parent-style-name="Standard">
      <style:text-properties fo:font-size="22pt" fo:font-weight="bold" officeooo:rsid="001d94e0" officeooo:paragraph-rsid="001d94e0" style:font-size-asian="19.25pt" style:font-weight-asian="bold" style:font-size-complex="22pt" style:font-weight-complex="bold"/>
    </style:style>
    <style:style style:name="P18" style:family="paragraph" style:parent-style-name="Standard">
      <style:text-properties fo:font-size="22pt" fo:font-weight="bold" officeooo:rsid="0020b865" officeooo:paragraph-rsid="0020b865" style:font-size-asian="19.25pt" style:font-weight-asian="bold" style:font-size-complex="22pt" style:font-weight-complex="bold"/>
    </style:style>
    <style:style style:name="P19" style:family="paragraph" style:parent-style-name="Standard">
      <style:text-properties fo:font-size="22pt" fo:font-weight="bold" officeooo:rsid="00216086" officeooo:paragraph-rsid="00216086" style:font-size-asian="19.25pt" style:font-weight-asian="bold" style:font-size-complex="22pt" style:font-weight-complex="bold"/>
    </style:style>
    <style:style style:name="P20" style:family="paragraph" style:parent-style-name="Standard" style:list-style-name="L10">
      <style:text-properties fo:font-size="22pt" fo:font-weight="bold" officeooo:rsid="00216086" officeooo:paragraph-rsid="00216086" style:font-size-asian="19.25pt" style:font-weight-asian="bold" style:font-size-complex="22pt" style:font-weight-complex="bold"/>
    </style:style>
    <style:style style:name="P21" style:family="paragraph" style:parent-style-name="Standard">
      <style:text-properties fo:font-size="22pt" fo:font-weight="normal" officeooo:rsid="0018232c" officeooo:paragraph-rsid="0018232c" style:font-size-asian="19.25pt" style:font-weight-asian="normal" style:font-size-complex="22pt" style:font-weight-complex="normal"/>
    </style:style>
    <style:style style:name="P22" style:family="paragraph" style:parent-style-name="Standard" style:list-style-name="L4">
      <style:text-properties fo:font-size="22pt" fo:font-weight="normal" officeooo:rsid="0018232c" officeooo:paragraph-rsid="0018232c" style:font-size-asian="19.25pt" style:font-weight-asian="normal" style:font-size-complex="22pt" style:font-weight-complex="normal"/>
    </style:style>
    <style:style style:name="P23" style:family="paragraph" style:parent-style-name="Standard">
      <style:text-properties fo:font-size="22pt" fo:font-weight="normal" officeooo:rsid="00194dce" officeooo:paragraph-rsid="00194dce" style:font-size-asian="19.25pt" style:font-weight-asian="normal" style:font-size-complex="22pt" style:font-weight-complex="normal"/>
    </style:style>
    <style:style style:name="P24" style:family="paragraph" style:parent-style-name="Standard" style:list-style-name="L5">
      <style:text-properties fo:font-size="22pt" fo:font-weight="normal" officeooo:rsid="00194dce" officeooo:paragraph-rsid="00194dce" style:font-size-asian="19.25pt" style:font-weight-asian="normal" style:font-size-complex="22pt" style:font-weight-complex="normal"/>
    </style:style>
    <style:style style:name="P25" style:family="paragraph" style:parent-style-name="Standard" style:list-style-name="L5">
      <style:text-properties fo:font-size="22pt" fo:font-weight="normal" officeooo:rsid="001addd2" officeooo:paragraph-rsid="001addd2" style:font-size-asian="19.25pt" style:font-weight-asian="normal" style:font-size-complex="22pt" style:font-weight-complex="normal"/>
    </style:style>
    <style:style style:name="P26" style:family="paragraph" style:parent-style-name="Standard">
      <style:text-properties fo:font-size="22pt" fo:font-weight="normal" officeooo:rsid="001addd2" officeooo:paragraph-rsid="001addd2" style:font-size-asian="19.25pt" style:font-weight-asian="normal" style:font-size-complex="22pt" style:font-weight-complex="normal"/>
    </style:style>
    <style:style style:name="P27" style:family="paragraph" style:parent-style-name="Standard">
      <style:text-properties fo:font-size="22pt" fo:font-weight="normal" officeooo:rsid="001c8b4e" officeooo:paragraph-rsid="001c8b4e" style:font-size-asian="19.25pt" style:font-weight-asian="normal" style:font-size-complex="22pt" style:font-weight-complex="normal"/>
    </style:style>
    <style:style style:name="P28" style:family="paragraph" style:parent-style-name="Standard" style:list-style-name="L6">
      <style:text-properties fo:font-size="22pt" fo:font-weight="normal" officeooo:rsid="001c8b4e" officeooo:paragraph-rsid="001c8b4e" style:font-size-asian="19.25pt" style:font-weight-asian="normal" style:font-size-complex="22pt" style:font-weight-complex="normal"/>
    </style:style>
    <style:style style:name="P29" style:family="paragraph" style:parent-style-name="Standard">
      <style:text-properties fo:font-size="22pt" fo:font-weight="normal" officeooo:rsid="001d94e0" officeooo:paragraph-rsid="001d94e0" style:font-size-asian="19.25pt" style:font-weight-asian="normal" style:font-size-complex="22pt" style:font-weight-complex="normal"/>
    </style:style>
    <style:style style:name="P30" style:family="paragraph" style:parent-style-name="Standard">
      <style:text-properties fo:font-size="22pt" fo:font-weight="normal" officeooo:rsid="0020b865" officeooo:paragraph-rsid="0020b865" style:font-size-asian="19.25pt" style:font-weight-asian="normal" style:font-size-complex="22pt" style:font-weight-complex="normal"/>
    </style:style>
    <style:style style:name="P31" style:family="paragraph" style:parent-style-name="Standard" style:list-style-name="L8">
      <style:text-properties fo:font-size="22pt" fo:font-weight="normal" officeooo:rsid="0020b865" officeooo:paragraph-rsid="0020b865" style:font-size-asian="19.25pt" style:font-weight-asian="normal" style:font-size-complex="22pt" style:font-weight-complex="normal"/>
    </style:style>
    <style:style style:name="P32" style:family="paragraph" style:parent-style-name="Standard">
      <style:text-properties fo:font-size="16pt" fo:font-weight="normal" officeooo:rsid="001d94e0" officeooo:paragraph-rsid="001d94e0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1da798" officeooo:paragraph-rsid="001da798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bold" officeooo:rsid="00203721" officeooo:paragraph-rsid="00203721" style:font-size-asian="16pt" style:font-weight-asian="bold" style:font-size-complex="16pt" style:font-weight-complex="bold"/>
    </style:style>
    <style:style style:name="P35" style:family="paragraph" style:parent-style-name="Standard" style:list-style-name="L7">
      <style:text-properties fo:font-size="16pt" fo:font-weight="bold" officeooo:rsid="00203721" officeooo:paragraph-rsid="00203721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officeooo:rsid="00162d9d"/>
    </style:style>
    <style:style style:name="T6" style:family="text">
      <style:text-properties fo:color="#000000" officeooo:rsid="0018232c"/>
    </style:style>
    <style:style style:name="T7" style:family="text">
      <style:text-properties fo:color="#000000" officeooo:rsid="00194dce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V Files :</text:p>
      <text:p text:style-name="P1"/>
      <text:p text:style-name="P3">Pros :</text:p>
      <text:list xml:id="list1169737258" text:style-name="L1">
        <text:list-item>
          <text:p text:style-name="P7">Easy to export/import from Excel.</text:p>
        </text:list-item>
      </text:list>
      <text:p text:style-name="P3">Cons :</text:p>
      <text:list xml:id="list2577779433" text:style-name="L2">
        <text:list-item>
          <text:p text:style-name="P8">No type info, everything is string.</text:p>
        </text:list-item>
        <text:list-item>
          <text:p text:style-name="P8">No standard.</text:p>
        </text:list-item>
        <text:list-item>
          <text:p text:style-name="P8">Hard to work with unicode.</text:p>
        </text:list-item>
      </text:list>
      <text:p text:style-name="P6"/>
      <text:p text:style-name="P3">Creating our custom csv reader module :</text:p>
      <text:p text:style-name="P6"><text:s/></text:p>
      <text:p text:style-name="P6">def iter_records(file_name):</text:p>
      <text:p text:style-name="P6"><text:tab/>with bz2.open(file_name. ‘rt’) as fp:</text:p>
      <text:p text:style-name="P6"><text:tab/><text:tab/>reader = csv.DictReader(fp)</text:p>
      <text:p text:style-name="P6"><text:tab/><text:tab/>for csv_record in reader:</text:p>
      <text:p text:style-name="P6"><text:tab/><text:tab/><text:tab/>record = {}</text:p>
      <text:p text:style-name="P6"><text:tab/><text:tab/><text:tab/>for col in columns:</text:p>
      <text:p text:style-name="P6"><text:tab/><text:tab/><text:tab/><text:tab/>value = csv_record[col.src]</text:p>
      <text:p text:style-name="P6"><text:tab/><text:tab/><text:tab/><text:tab/>record[col.dest] = col.convert(value)</text:p>
      <text:p text:style-name="P6"><text:tab/><text:tab/><text:tab/>yield record</text:p>
      <text:p text:style-name="P6"/>
      <text:p text:style-name="P6">def custom_csv_reader():</text:p>
      <text:p text:style-name="P6"><text:tab/>from pprint import pprint</text:p>
      <text:p text:style-name="P6"><text:tab/></text:p>
      <text:p text:style-name="P6"><text:tab/>for i, record in enumerate(iter_records(‘filename.csv.bz2’)):</text:p>
      <text:p text:style-name="P6"><text:tab/><text:tab/>if i&gt;= 10 :</text:p>
      <text:p text:style-name="P6"><text:tab/><text:tab/><text:tab/>break</text:p>
      <text:p text:style-name="P6"><text:tab/><text:tab/>pprint(record)</text:p>
      <text:p text:style-name="P6"/>
      <text:p text:style-name="P4">Using Pandas inbuilt csv reader:</text:p>
      <text:p text:style-name="P4"><text:tab/><text:span text:style-name="T2">//assign a series with all columns having dates into the parse_dates argument in read_csv function </text:span></text:p>
      <text:p text:style-name="P4"><text:tab/><text:span text:style-name="T1">time_cols = [‘column_with_dates1’, …….] </text:span></text:p>
      <text:p text:style-name="P4"><text:span text:style-name="T4"><text:tab/>df = pd.read_csv(‘filename.csv.bz2’, parse_dates=time_cols)</text:span></text:p>
      <text:p text:style-name="P2"><text:soft-page-break/><text:span text:style-name="T3">XML Files:</text:span></text:p>
      <text:p text:style-name="P2"><text:span text:style-name="T3"/></text:p>
      <text:p text:style-name="P4"><text:span text:style-name="T3">DOM – Document Object Model</text:span></text:p>
      <text:p text:style-name="P9"><text:span text:style-name="T3"><text:tab/></text:span></text:p>
      <text:p text:style-name="P9"><text:span text:style-name="T3"><text:tab/></text:span><text:span text:style-name="T5">Everything into memory</text:span></text:p>
      <text:p text:style-name="P9"><text:span text:style-name="T5"/></text:p>
      <text:p text:style-name="P5"><text:span text:style-name="T3">SAX – Simple API for XML</text:span></text:p>
      <text:p text:style-name="P5"><text:span text:style-name="T3"/></text:p>
      <text:p text:style-name="P5"><text:span text:style-name="T3"><text:tab/></text:span><text:span text:style-name="T4">Iterative (good for big files)</text:span></text:p>
      <text:p text:style-name="P5"><text:span text:style-name="T3">Parsers:</text:span></text:p>
      <text:list xml:id="list4012364465" text:style-name="L3">
        <text:list-item>
          <text:p text:style-name="P10"><text:span text:style-name="T3">ElementTree – in the standard library</text:span></text:p>
        </text:list-item>
        <text:list-item>
          <text:p text:style-name="P10"><text:span text:style-name="T3">lxml – third party</text:span></text:p>
        </text:list-item>
      </text:list>
      <text:p text:style-name="P11"><text:span text:style-name="T3"/></text:p>
      <text:p text:style-name="P5"><text:span text:style-name="T3">Using ElementTree to make a load_XML module :</text:span></text:p>
      <text:p text:style-name="P11"><text:span text:style-name="T3"/></text:p>
      <text:p text:style-name="P12"><text:span text:style-name="T3">def iter_rides(file_name):</text:span></text:p>
      <text:p text:style-name="P12"><text:span text:style-name="T3"><text:tab/>with bz2.open(file_name, ‘rt’) as fp:</text:span></text:p>
      <text:p text:style-name="P12"><text:span text:style-name="T3"><text:tab/><text:tab/>tree = xml.parse(fp)</text:span></text:p>
      <text:p text:style-name="P12"><text:span text:style-name="T3"><text:tab/>rides = tree.getroot()</text:span></text:p>
      <text:p text:style-name="P12"><text:span text:style-name="T3"><text:tab/>for elem in rides:</text:span></text:p>
      <text:p text:style-name="P12"><text:span text:style-name="T3"><text:tab/><text:tab/>record = {}</text:span></text:p>
      <text:p text:style-name="P12"><text:span text:style-name="T3"><text:tab/><text:tab/>for tag, func in conversion:</text:span></text:p>
      <text:p text:style-name="P12"><text:span text:style-name="T3"><text:tab/><text:tab/><text:tab/>text = elem.find(tag).text</text:span></text:p>
      <text:p text:style-name="P12"><text:span text:style-name="T3"><text:tab/><text:tab/><text:tab/>record[tag] = func(text)</text:span></text:p>
      <text:p text:style-name="P12"><text:span text:style-name="T3"><text:tab/><text:tab/>yield record</text:span></text:p>
      <text:p text:style-name="P12"><text:span text:style-name="T3"><text:tab/></text:span></text:p>
      <text:p text:style-name="P12"><text:span text:style-name="T3">def load_x</text:span><text:span text:style-name="T6">ml(file_name):</text:span></text:p>
      <text:p text:style-name="P12"><text:span text:style-name="T6"><text:tab/>records = iter_rides(file_name)</text:span></text:p>
      <text:p text:style-name="P12"><text:span text:style-name="T6"><text:tab/>return pd.Dataframe.from_records(records)</text:span></text:p>
      <text:p text:style-name="P12"><text:span text:style-name="T6"/></text:p>
      <text:p text:style-name="P12"><text:span text:style-name="T6">//Example</text:span></text:p>
      <text:p text:style-name="P13"><text:span text:style-name="T3">if __name__ == ‘__main__’:</text:span></text:p>
      <text:p text:style-name="P13"><text:span text:style-name="T3"><text:tab/>df = load_xml(‘taxi.xml.bz2’)</text:span></text:p>
      <text:p text:style-name="P13"><text:span text:style-name="T3"><text:tab/>print(df.head())</text:span></text:p>
      <text:p text:style-name="P14"><text:soft-page-break/><text:span text:style-name="T3">Parquet, Avro and ORC:</text:span></text:p>
      <text:p text:style-name="P14"><text:span text:style-name="T3"/></text:p>
      <text:list xml:id="list797613714" text:style-name="L4">
        <text:list-item>
          <text:p text:style-name="P22"><text:span text:style-name="T3">Big data systems sometimes store data in files.</text:span></text:p>
        </text:list-item>
        <text:list-item>
          <text:p text:style-name="P22"><text:span text:style-name="T3">Text is a bottleneck (not efficient)</text:span></text:p>
        </text:list-item>
        <text:list-item>
          <text:p text:style-name="P22"><text:span text:style-name="T3">Better formats: Parquet, Avro, ORC</text:span></text:p>
        </text:list-item>
        <text:list-item>
          <text:p text:style-name="P22"><text:span text:style-name="T3">Python libraries for reading all of these formats.</text:span></text:p>
        </text:list-item>
      </text:list>
      <text:p text:style-name="P21"><text:span text:style-name="T3"/></text:p>
      <text:p text:style-name="P21"><text:span text:style-name="T3">//</text:span><text:span text:style-name="T7">Example(Reading our taxi.parquet file)</text:span></text:p>
      <text:p text:style-name="P21"><text:span text:style-name="T7"/></text:p>
      <text:p text:style-name="P23"><text:span text:style-name="T3">import pyarrow.parquet as pq</text:span></text:p>
      <text:p text:style-name="P23"><text:span text:style-name="T3">table = pq.read_table(‘taxi.parquet’)</text:span></text:p>
      <text:p text:style-name="P23"><text:span text:style-name="T3">df = table.to_pandas()</text:span></text:p>
      <text:p text:style-name="P23"><text:span text:style-name="T3">df.dtypes</text:span></text:p>
      <text:p text:style-name="P23"><text:span text:style-name="T3"/></text:p>
      <text:p text:style-name="P15"><text:span text:style-name="T3">Working with Unstructured text:</text:span></text:p>
      <text:p text:style-name="P23"><text:span text:style-name="T3"/></text:p>
      <text:p text:style-name="P23"><text:span text:style-name="T3">You have to learn Regex(Regular expression) from our tutorials for dealing with Unstructured text.</text:span></text:p>
      <text:p text:style-name="P23"><text:span text:style-name="T3">For searching for logs with regex you can use the </text:span><text:span text:style-name="T8">pythex </text:span><text:span text:style-name="T3">library.</text:span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/>
      <text:p text:style-name="P15"><text:soft-page-break/><text:span text:style-name="T3">JSON files :</text:span></text:p>
      <text:list xml:id="list3593819007" text:style-name="L5">
        <text:list-item>
          <text:p text:style-name="P24"><text:span text:style-name="T3">JSON = Javascript Object Notation</text:span></text:p>
        </text:list-item>
        <text:list-item>
          <text:p text:style-name="P24"><text:span text:style-name="T3">Supported in many languages.</text:span></text:p>
        </text:list-item>
        <text:list-item>
          <text:p text:style-name="P24"><text:span text:style-name="T3">Not all Python types can be encoded in JSON.</text:span></text:p>
        </text:list-item>
        <text:list-item>
          <text:p text:style-name="P25"><text:span text:style-name="T3">One of the most common serialization formats in APIs.</text:span></text:p>
        </text:list-item>
      </text:list>
      <text:p text:style-name="P26"><text:span text:style-name="T3"/></text:p>
      <text:p text:style-name="P16"><text:span text:style-name="T3">Making HTTP calls:</text:span></text:p>
      <text:list xml:id="list815928940" text:style-name="L6">
        <text:list-item>
          <text:p text:style-name="P28"><text:span text:style-name="T3">RPC = Remote Procedure Call</text:span></text:p>
        </text:list-item>
        <text:list-item>
          <text:p text:style-name="P28"><text:span text:style-name="T3">JSON over HTTP is very common.</text:span></text:p>
        </text:list-item>
        <text:list-item>
          <text:p text:style-name="P28"><text:span text:style-name="T3">Python has a built in URL open function in urllib.request (You would need some low level JSON parsing skills for this ).</text:span></text:p>
        </text:list-item>
      </text:list>
      <text:p text:style-name="P27"><text:span text:style-name="T3"/></text:p>
      <text:p text:style-name="P17"><text:span text:style-name="T3">Calling HTTP + JSON API using requests:</text:span></text:p>
      <text:p text:style-name="P32"><text:span text:style-name="T3">import requests</text:span></text:p>
      <text:p text:style-name="P29"><text:span text:style-name="T9">url = ‘</text:span><text:a xlink:type="simple" xlink:href="http://localhost:8989/trips" text:style-name="Internet_20_link" text:visited-style-name="Visited_20_Internet_20_Link">http://localhost:8989/trips</text:a><text:span text:style-name="T9">’</text:span></text:p>
      <text:p text:style-name="P32"><text:span text:style-name="T3">query = {</text:span></text:p>
      <text:p text:style-name="P32"><text:span text:style-name="T3"><text:tab/>‘start’ : ‘2018-11-01T00:02:04’,</text:span></text:p>
      <text:p text:style-name="P32"><text:span text:style-name="T3"><text:tab/>‘end’ : ‘2018-11-01T00:44:51’,</text:span></text:p>
      <text:p text:style-name="P32"><text:span text:style-name="T3">}</text:span></text:p>
      <text:p text:style-name="P32"><text:span text:style-name="T3">headers = {</text:span></text:p>
      <text:p text:style-name="P32"><text:span text:style-name="T3"><text:tab/>‘x-trips-token’: ‘l3tm3in’,</text:span></text:p>
      <text:p text:style-name="P32"><text:span text:style-name="T3">}</text:span></text:p>
      <text:p text:style-name="P32"><text:span text:style-name="T3">resp = requests.get(url, params=query, headers=headers)</text:span></text:p>
      <text:p text:style-name="P33"><text:span text:style-name="T3">if not resp.ok:</text:span></text:p>
      <text:p text:style-name="P33"><text:span text:style-name="T3"><text:tab/>raise SystemExit(f’FAIL: {resp.status_code} – {resp.reson}’)</text:span></text:p>
      <text:p text:style-name="P33"><text:span text:style-name="T3"/></text:p>
      <text:p text:style-name="P33"><text:span text:style-name="T3">reply = resp.json()</text:span></text:p>
      <text:p text:style-name="P33"><text:span text:style-name="T3">if not reply[‘ok’] or ‘trips’ not in reply:</text:span></text:p>
      <text:p text:style-name="P33"><text:span text:style-name="T3"><text:tab/>raise SystemExit(f’bad reply – {reply}’)</text:span></text:p>
      <text:p text:style-name="P33"><text:span text:style-name="T3">count = len(reply[‘trips’])</text:span></text:p>
      <text:p text:style-name="P33"><text:span text:style-name="T3">print(f’Total of {count} trips found’)</text:span></text:p>
      <text:p text:style-name="P34"><text:soft-page-break/><text:span text:style-name="T3">Best tools for Web Scraping :</text:span><text:span text:style-name="T4"> (Learn these in detail in our courses)</text:span></text:p>
      <text:list xml:id="list2563397189" text:style-name="L7">
        <text:list-item>
          <text:p text:style-name="P35"><text:span text:style-name="T4">Beautiful Soup</text:span></text:p>
        </text:list-item>
        <text:list-item>
          <text:p text:style-name="P35"><text:span text:style-name="T4">Selenium</text:span></text:p>
        </text:list-item>
        <text:list-item>
          <text:p text:style-name="P35"><text:span text:style-name="T4">Scrapy</text:span></text:p>
        </text:list-item>
      </text:list>
      <text:p text:style-name="P29"><text:span text:style-name="T3"/></text:p>
      <text:p text:style-name="P18"><text:span text:style-name="T3">What should be in Schema / Metadata ?</text:span></text:p>
      <text:p text:style-name="P30"><text:span text:style-name="T3"/></text:p>
      <text:list xml:id="list3298959411" text:style-name="L8">
        <text:list-item>
          <text:p text:style-name="P31"><text:span text:style-name="T3">Description</text:span></text:p>
        </text:list-item>
        <text:list-item>
          <text:p text:style-name="P31"><text:span text:style-name="T3">Types</text:span></text:p>
        </text:list-item>
        <text:list-item>
          <text:p text:style-name="P31"><text:span text:style-name="T3">Units</text:span></text:p>
        </text:list-item>
        <text:list-item>
          <text:p text:style-name="P31"><text:span text:style-name="T3">Constraints</text:span></text:p>
        </text:list-item>
        <text:list-item>
          <text:p text:style-name="P31"><text:span text:style-name="T3">Inter field constraints</text:span></text:p>
        </text:list-item>
        <text:list-item>
          <text:p text:style-name="P31"><text:span text:style-name="T3">Relations</text:span></text:p>
        </text:list-item>
      </text:list>
      <text:p text:style-name="P30"><text:span text:style-name="T3"/></text:p>
      <text:p text:style-name="P19"><text:span text:style-name="T3">Types of Databases :</text:span></text:p>
      <text:p text:style-name="P19"><text:span text:style-name="T3"/></text:p>
      <text:list xml:id="list876644332" text:style-name="L10">
        <text:list-item>
          <text:p text:style-name="P20"><text:span text:style-name="T3">Relational: </text:span><text:span text:style-name="T4">PostgreSQL, MySQL, MSSQL, Oracle</text:span></text:p>
        </text:list-item>
        <text:list-item>
          <text:p text:style-name="P20"><text:span text:style-name="T3">Key/Value: </text:span><text:span text:style-name="T4">Redis, Memcached</text:span></text:p>
        </text:list-item>
        <text:list-item>
          <text:p text:style-name="P20"><text:span text:style-name="T3">Document: </text:span><text:span text:style-name="T4">Elasticsearch, MongoDB</text:span></text:p>
        </text:list-item>
        <text:list-item>
          <text:p text:style-name="P20"><text:span text:style-name="T3">Graph: </text:span><text:span text:style-name="T4">Neo4j, Dgraph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05:07:27.593604785</meta:creation-date>
    <dc:date>2020-07-28T09:28:21.103686567</dc:date>
    <meta:editing-duration>PT1H5M49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5" meta:paragraph-count="113" meta:word-count="477" meta:character-count="3199" meta:non-whitespace-character-count="2787"/>
  </office:meta>
</office:document-meta>
</file>